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8.09pt"/>
    </style:style>
    <style:style style:name="co2" style:family="table-column">
      <style:table-column-properties fo:break-before="auto" style:column-width="362.81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9.96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5" style:family="table-row">
      <style:table-row-properties style:row-height="29.85pt" fo:break-before="auto" style:use-optimal-row-height="true"/>
    </style:style>
    <style:style style:name="ro6"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53.2pt" svg:y="14689.2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19.3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24" office:value-type="string" calcext:value-type="string">
            <text:p>خط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8"/>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598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8"/>
        <table:table-column table:style-name="co7" table:default-cell-style-name="ce39"/>
        <table:table-column table:style-name="co8" table:default-cell-style-name="ce40"/>
        <table:table-column table:style-name="co5" table:default-cell-style-name="ce41"/>
        <table:table-column table:style-name="co9" table:default-cell-style-name="ce42"/>
        <table:table-column table:style-name="co5"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2.95pt" draw:z-index="5" draw:style-name="gr3" draw:text-style-name="P3" svg:width="39.49pt" svg:height="15.05pt" svg:x="64.26pt" svg:y="20.3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2">00/00/0000</text:date>, <text:time style:data-style-name="N2" text:time-value="12:22:19.8876678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3-22T12:43:07.504349761</dc:date>
    <meta:editing-duration>P80DT18H22M25S</meta:editing-duration>
    <meta:editing-cycles>3179</meta:editing-cycles>
    <meta:generator>LibreOffice/5.1.6.2$Linux_X86_64 LibreOffice_project/10m0$Build-2</meta:generator>
    <meta:document-statistic meta:table-count="3" meta:cell-count="545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